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0000000393546F8C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fe7f5" draw:fill="solid" draw:fill-color="#cfe7f5" draw:textarea-horizontal-align="justify" draw:textarea-vertical-align="middle" draw:auto-grow-height="false"/>
    </style:style>
    <style:style style:name="gr2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b8ff" draw:fill="solid" draw:fill-color="#00b8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99ff" draw:fill="solid" draw:fill-color="#0099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ffd320" draw:marker-end="Arrow" draw:marker-end-width="0.6cm" draw:fill="none" draw:fill-color="#ffff99" draw:textarea-vertical-align="middle" fo:padding-top="0.225cm" fo:padding-bottom="0.225cm" fo:padding-left="0.35cm" fo:padding-right="0.35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color="#ffffff"/>
    </style:style>
    <style:style style:name="T1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6.8cm" svg:height="3.7cm" svg:x="1.9cm" svg:y="21.7cm">
          <text:p text:style-name="P1"><text:span text:style-name="T1">Runtim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16.8cm" svg:height="3.7cm" svg:x="1.9cm" svg:y="18.9cm">
          <text:p text:style-name="P3"><text:span text:style-name="T1">Core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16.8cm" svg:height="3.7cm" svg:x="1.9cm" svg:y="16.1cm">
          <text:p text:style-name="P1"><text:span text:style-name="T1">Service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16.8cm" svg:height="3.7cm" svg:x="1.9cm" svg:y="13.3cm">
          <text:p text:style-name="P2"><text:span text:style-name="T1">UI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" draw:text-style-name="P1" draw:layer="layout" svg:x1="3.3cm" svg:y1="24.5cm" svg:x2="3.3cm" svg:y2="15.1cm">
          <text:p/>
        </draw:line>
        <draw:frame draw:style-name="gr6" draw:text-style-name="P1" draw:layer="layout" svg:width="15.6cm" svg:height="1.679cm" svg:x="2.7cm" svg:y="11.421cm">
          <draw:image xlink:href="Pictures/1000000000000260000000393546F8C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trand </meta:initial-creator>
    <meta:creation-date>2014-02-02T13:35:38.082308619</meta:creation-date>
    <dc:date>2014-02-02T13:46:31.577570542</dc:date>
    <dc:creator>Bertrand </dc:creator>
    <meta:editing-duration>P0D</meta:editing-duration>
    <meta:editing-cycles>1</meta:editing-cycles>
    <meta:document-statistic meta:object-count="6"/>
    <meta:generator>LibreOffice/4.1.3.2$Linux_X86_64 LibreOffice_project/410m0$Build-2</meta:generator>
  </office:meta>
</office:document-meta>
</file>